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P4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11d80c" style:font-weight-asian="normal" style:font-weight-complex="normal"/>
    </style:style>
    <style:style style:name="T3" style:family="text">
      <style:text-properties style:text-underline-style="none" fo:font-weight="normal" officeooo:rsid="001395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2">os hemos reunido en equipo para d</text:span><text:span text:style-name="T3">ecidir que funcionalidad iba a abrodar cada integrante del grupo, tras ello nos hemos puesto a desarrollar las vistas de anuncio y perfil. Tambien hemos visto que seguia habiendo equeños errores y nos hemos puesto a solucionarlos.</text:span></text:p>
      <text:p text:style-name="P2"/>
      <text:p text:style-name="P1">Final del dia</text:p>
      <text:p text:style-name="P1"/>
      <text:p text:style-name="P3"><text:span text:style-name="T1">Al final del dia hemos s</text:span><text:span text:style-name="T2">olucionado v</text:span><text:span text:style-name="T3">arios errores mas</text:span><text:span text:style-name="T2"> </text:span><text:span text:style-name="T3">y hemos añadido, aparte de las vistas citadas aneriormente, varias funcionalidades como un buscador al nav que podra buscar por categoria y nombre y aparte poder publicar y borrar un anunci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21:51.649703801</dc:date>
    <meta:editing-duration>PT44M52S</meta:editing-duration>
    <meta:editing-cycles>9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93" meta:character-count="555" meta:non-whitespace-character-count="466"/>
  </office:meta>
</office:document-meta>
</file>